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ggerHelper.createSimpleTrigger( String jobName , String jobGroup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ggerHelper.createUniqueTrigg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ggerHelper.getDate( NamespaceMap scheduler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riggerHelper.createCronTrigger( String jobName , String jobGroup , String cron_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ggerHelper.Trigg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iggerHelper.createElement( NamespaceHelper helper , Trigger tri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iggerHelper.createTrigger( Element element , String jobName , String jobGroup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